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3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2.5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55.5pt" fo:break-before="auto" style:use-optimal-row-height="false"/>
    </style:style>
    <style:style style:name="ro22" style:family="table-row">
      <style:table-row-properties style:row-height="29.11pt" fo:break-before="auto" style:use-optimal-row-height="true"/>
    </style:style>
    <style:style style:name="ro23" style:family="table-row">
      <style:table-row-properties style:row-height="55.56pt" fo:break-before="auto" style:use-optimal-row-height="true"/>
    </style:style>
    <style:style style:name="ro2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3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4" style:family="text">
      <style:text-properties style:font-style-complex="normal" fo:font-weight="normal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SG" style:font-name-asian="Noto Sans CJK SC" style:language-complex="hi" style:country-complex="IN" style:language-asian="zh" style:country-asian="CN" fo:font-size="11pt" style:font-weight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2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5" office:value-type="string" calcext:value-type="string">
            <text:p>TOPIC</text:p>
          </table:table-cell>
          <table:table-cell table:style-name="ce78" office:value-type="string" calcext:value-type="string">
            <text:p>SERVICE</text:p>
          </table:table-cell>
          <table:table-cell table:style-name="ce81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9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column table:style-name="co16" table:default-cell-style-name="ce86"/>
        <table:table-column table:style-name="co17" table:default-cell-style-name="ce86"/>
        <table:table-column table:style-name="co18" table:default-cell-style-name="Default"/>
        <table:table-column table:style-name="co19" table:default-cell-style-name="ce86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86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86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86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86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86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86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86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86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 office:value-type="string" calcext:value-type="string">
            <text:p>Pass on 3 Dec 2030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86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86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86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86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86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86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86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86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86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86" office:value-type="string" calcext:value-type="string">
            <text:p><text:span text:style-name="T11">running command</text:span></text:p>
            <text:p>Will parse config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86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86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86" office:value-type="string" calcext:value-type="string">
            <text:p>Created info for test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86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86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86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86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86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3">In third terminal window, it should show that </text:span>a specific bit in the external digital input set has been updated</text:p>
          </table:table-cell>
          <table:table-cell table:style-name="ce86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86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86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4">In third terminal window, it should show that</text:span> a specific bit in the external I/O set has been updated</text:p>
          </table:table-cell>
          <table:table-cell table:style-name="ce86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4">In third terminal window, it should show that</text:span> a specific byte in the named external digital output device has been updated</text:p>
          </table:table-cell>
          <table:table-cell table:style-name="ce86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86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86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86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86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86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86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86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86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3">In third terminal window, it should display the</text:span> info on a group in the DataStore</text:p>
          </table:table-cell>
          <table:table-cell table:style-name="ce86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86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86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86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86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86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86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86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86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86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86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86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86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86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Info </text:span>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information about a named map object should be shown</text:p>
          </table:table-cell>
          <table:table-cell table:style-name="ce86"/>
          <table:table-cell/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86"/>
          <table:table-cell/>
        </table:table-row>
        <table:table-row table:style-name="ro18">
          <table:table-cell office:value-type="string" calcext:value-type="string">
            <text:p><text:span text:style-name="T12">Test mapObjectTypeInfo service on actual robot. </text:span></text:p>
          </table:table-cell>
          <table:table-cell table:style-name="ce86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86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86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86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86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86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ow that a comment has been added to a section</text:p>
          </table:table-cell>
          <table:table-cell table:style-name="ce86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ow that the robot trip odometer has been reset</text:p>
          </table:table-cell>
          <table:table-cell table:style-name="ce86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 table:number-rows-repeated="3">
          <table:table-cell/>
          <table:table-cell table:style-name="ce86" table:number-columns-repeated="2"/>
          <table:table-cell table:number-columns-repeated="2"/>
          <table:table-cell table:style-name="ce86"/>
          <table:table-cell/>
        </table:table-row>
        <table:table-row table:style-name="ro21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2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9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office:forms form:automatic-focus="false" form:apply-design-mode="false"/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70078740157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4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4">
          <table:table-cell office:value-type="string" calcext:value-type="string">
            <text:p>convert queuedrop off to action</text:p>
          </table:table-cell>
        </table:table-row>
        <table:table-row table:style-name="ro24">
          <table:table-cell office:value-type="string" calcext:value-type="string">
            <text:p>Action client can be implemented in user program </text:p>
          </table:table-cell>
        </table:table-row>
        <table:table-row table:style-name="ro24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1:09.5152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4T14:12:19.848761187</dc:date>
    <meta:generator>LibreOffice/6.0.7.3$Linux_X86_64 LibreOffice_project/00m0$Build-3</meta:generator>
    <meta:editing-duration>P6DT13H39M21S</meta:editing-duration>
    <meta:editing-cycles>596</meta:editing-cycles>
    <meta:document-statistic meta:table-count="7" meta:cell-count="1159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